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13mm" svg:height="90.04mm" svg:x="96.57mm" svg:y="5.58mm">
            <draw:object draw:notify-on-update-of-ranges="Hoja1.B1:Hoja1.B1 Hoja1.B2:Hoja1.B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98.51mm" svg:y="107.04mm">
            <draw:object draw:notify-on-update-of-ranges="Hoja1.B1:Hoja1.B1 Hoja1.B2:Hoja1.B1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valuaciones</text:p>
          </table:table-cell>
          <table:table-cell office:value-type="string" calcext:value-type="string">
            <text:p>Temperatur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575" calcext:value-type="float">
            <text:p>465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384.6" calcext:value-type="float">
            <text:p>43384,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412.8" calcext:value-type="float">
            <text:p>40412,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644.5" calcext:value-type="float">
            <text:p>37644,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65.8" calcext:value-type="float">
            <text:p>35065,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663.8" calcext:value-type="float">
            <text:p>32663,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426.4" calcext:value-type="float">
            <text:p>30426,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342.2" calcext:value-type="float">
            <text:p>28342,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400.7" calcext:value-type="float">
            <text:p>26400,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592.3" calcext:value-type="float">
            <text:p>24592,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907.7" calcext:value-type="float">
            <text:p>22907,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338.5" calcext:value-type="float">
            <text:p>21338,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876.8" calcext:value-type="float">
            <text:p>19876,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515.3" calcext:value-type="float">
            <text:p>18515,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247" calcext:value-type="float">
            <text:p>1724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65.6" calcext:value-type="float">
            <text:p>16065,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65.1" calcext:value-type="float">
            <text:p>14965,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40" calcext:value-type="float">
            <text:p>1394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985.1" calcext:value-type="float">
            <text:p>12985,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95.6" calcext:value-type="float">
            <text:p>12095,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67" calcext:value-type="float">
            <text:p>1126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495.3" calcext:value-type="float">
            <text:p>10495,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76.33" calcext:value-type="float">
            <text:p>9776,3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06.65" calcext:value-type="float">
            <text:p>9106,6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82.84" calcext:value-type="float">
            <text:p>8482,8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01.77" calcext:value-type="float">
            <text:p>7901,7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360.5" calcext:value-type="float">
            <text:p>7360,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56.3" calcext:value-type="float">
            <text:p>6856,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386.65" calcext:value-type="float">
            <text:p>6386,6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49.16" calcext:value-type="float">
            <text:p>5949,1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41.64" calcext:value-type="float">
            <text:p>5541,6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62.04" calcext:value-type="float">
            <text:p>5162,0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8.44" calcext:value-type="float">
            <text:p>4808,4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479.06" calcext:value-type="float">
            <text:p>4479,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72.25" calcext:value-type="float">
            <text:p>4172,2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86.45" calcext:value-type="float">
            <text:p>3886,4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20.23" calcext:value-type="float">
            <text:p>3620,2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372.24" calcext:value-type="float">
            <text:p>3372,2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41.24" calcext:value-type="float">
            <text:p>3141,2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26.07" calcext:value-type="float">
            <text:p>2926,0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25.63" calcext:value-type="float">
            <text:p>2725,6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38.93" calcext:value-type="float">
            <text:p>2538,9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65.01" calcext:value-type="float">
            <text:p>2365,0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03.01" calcext:value-type="float">
            <text:p>2203,0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52.1" calcext:value-type="float">
            <text:p>2052,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11.53" calcext:value-type="float">
            <text:p>1911,5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0.59" calcext:value-type="float">
            <text:p>1780,5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58.62" calcext:value-type="float">
            <text:p>1658,6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45.01" calcext:value-type="float">
            <text:p>1545,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9.17" calcext:value-type="float">
            <text:p>1439,1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40.59" calcext:value-type="float">
            <text:p>1340,5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48.76" calcext:value-type="float">
            <text:p>1248,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63.22" calcext:value-type="float">
            <text:p>1163,2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3.54" calcext:value-type="float">
            <text:p>1083,5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9.32" calcext:value-type="float">
            <text:p>1009,3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40.178" calcext:value-type="float">
            <text:p>940,17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75.776" calcext:value-type="float">
            <text:p>875,77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15.785" calcext:value-type="float">
            <text:p>815,78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59.904" calcext:value-type="float">
            <text:p>759,90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7.851" calcext:value-type="float">
            <text:p>707,85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9.363" calcext:value-type="float">
            <text:p>659,36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14.196" calcext:value-type="float">
            <text:p>614,19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2.124" calcext:value-type="float">
            <text:p>572,12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2.933" calcext:value-type="float">
            <text:p>532,9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96.428" calcext:value-type="float">
            <text:p>496,42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62.422" calcext:value-type="float">
            <text:p>462,422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0.746" calcext:value-type="float">
            <text:p>430,74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1.24" calcext:value-type="float">
            <text:p>401,2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73.755" calcext:value-type="float">
            <text:p>373,75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48.153" calcext:value-type="float">
            <text:p>348,15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24.305" calcext:value-type="float">
            <text:p>324,30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.09" calcext:value-type="float">
            <text:p>302,0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1.397" calcext:value-type="float">
            <text:p>281,39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2.121" calcext:value-type="float">
            <text:p>262,1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4.166" calcext:value-type="float">
            <text:p>244,16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7.44" calcext:value-type="float">
            <text:p>227,4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1.861" calcext:value-type="float">
            <text:p>211,86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7.348" calcext:value-type="float">
            <text:p>197,34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3.83" calcext:value-type="float">
            <text:p>183,8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.237" calcext:value-type="float">
            <text:p>171,23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9.508" calcext:value-type="float">
            <text:p>159,50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8.581" calcext:value-type="float">
            <text:p>148,58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8.404" calcext:value-type="float">
            <text:p>138,40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8.923" calcext:value-type="float">
            <text:p>128,92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0.092" calcext:value-type="float">
            <text:p>120,09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.865" calcext:value-type="float">
            <text:p>111,86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4.203" calcext:value-type="float">
            <text:p>104,20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7.0648" calcext:value-type="float">
            <text:p>97,064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.4158" calcext:value-type="float">
            <text:p>90,415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4.2223" calcext:value-type="float">
            <text:p>84,222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8.4531" calcext:value-type="float">
            <text:p>78,453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3.0791" calcext:value-type="float">
            <text:p>73,079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8.0732" calcext:value-type="float">
            <text:p>68,073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3.4101" calcext:value-type="float">
            <text:p>63,410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9.0666" calcext:value-type="float">
            <text:p>59,066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5.0205" calcext:value-type="float">
            <text:p>55,020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1.2516" calcext:value-type="float">
            <text:p>51,25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.7409" calcext:value-type="float">
            <text:p>47,740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.4706" calcext:value-type="float">
            <text:p>44,470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.4244" calcext:value-type="float">
            <text:p>41,424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.5868" calcext:value-type="float">
            <text:p>38,586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5.9436" calcext:value-type="float">
            <text:p>35,943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.4815" calcext:value-type="float">
            <text:p>33,481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.188" calcext:value-type="float">
            <text:p>31,18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.0516" calcext:value-type="float">
            <text:p>29,051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.0616" calcext:value-type="float">
            <text:p>27,0616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2079" calcext:value-type="float">
            <text:p>25,207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.4811" calcext:value-type="float">
            <text:p>23,481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.8727" calcext:value-type="float">
            <text:p>21,872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.3744" calcext:value-type="float">
            <text:p>20,374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8.9787" calcext:value-type="float">
            <text:p>18,978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7.6787" calcext:value-type="float">
            <text:p>17,678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.4677" calcext:value-type="float">
            <text:p>16,467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5.3397" calcext:value-type="float">
            <text:p>15,339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.2889" calcext:value-type="float">
            <text:p>14,288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3101" calcext:value-type="float">
            <text:p>13,3101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.3984" calcext:value-type="float">
            <text:p>12,398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1.5491" calcext:value-type="float">
            <text:p>11,5491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.758" calcext:value-type="float">
            <text:p>10,75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.021" calcext:value-type="float">
            <text:p>10,02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33461" calcext:value-type="float">
            <text:p>9,3346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69519" calcext:value-type="float">
            <text:p>8,6951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09956" calcext:value-type="float">
            <text:p>8,0995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54474" calcext:value-type="float">
            <text:p>7,5447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02793" calcext:value-type="float">
            <text:p>7,0279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4652" calcext:value-type="float">
            <text:p>6,5465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09808" calcext:value-type="float">
            <text:p>6,0980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68036" calcext:value-type="float">
            <text:p>5,68036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29126" calcext:value-type="float">
            <text:p>5,2912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92881" calcext:value-type="float">
            <text:p>4,9288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59118" calcext:value-type="float">
            <text:p>4,5911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27669" calcext:value-type="float">
            <text:p>4,2766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98373" calcext:value-type="float">
            <text:p>3,9837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71085" calcext:value-type="float">
            <text:p>3,7108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45665" calcext:value-type="float">
            <text:p>3,4566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21987" calcext:value-type="float">
            <text:p>3,2198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99931" calcext:value-type="float">
            <text:p>2,9993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79386" calcext:value-type="float">
            <text:p>2,7938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60248" calcext:value-type="float">
            <text:p>2,60248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.42421" calcext:value-type="float">
            <text:p>2,42421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.25815" calcext:value-type="float">
            <text:p>2,25815</text:p>
          </table:table-cell>
          <table:table-cell table:number-columns-repeated="2"/>
        </table:table-row>
        <table:table-row table:style-name="ro1" table:number-rows-repeated="10312">
          <table:table-cell table:number-columns-repeated="4"/>
        </table:table-row>
        <table:table-row table:style-name="ro1">
          <table:table-cell table:number-columns-repeated="2"/>
          <table:table-cell office:value-type="float" office:value="10454" calcext:value-type="float">
            <text:p>104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0:05:20.7368401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2:00:52.297899816</meta:creation-date>
    <meta:generator>LibreOffice/6.0.7.3$Linux_X86_64 LibreOffice_project/00m0$Build-3</meta:generator>
    <dc:date>2019-06-03T20:07:13.739433603</dc:date>
    <meta:editing-duration>PT34M24S</meta:editing-duration>
    <meta:editing-cycles>9</meta:editing-cycles>
    <meta:document-statistic meta:table-count="1" meta:cell-count="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3.889cm" svg:y="0.316cm" chart:style-name="ch2">
          <text:p>Evolución de la temperatura - SOM-b_13</text:p>
        </chart:title>
        <chart:plot-area chart:style-name="ch3" table:cell-range-address="Hoja1.B1:Hoja1.B143" chart:data-source-has-labels="row" svg:x="1.331cm" svg:y="1.275cm" svg:width="14.363cm" svg:height="6.569cm">
          <chartooo:coordinate-region svg:x="2.508cm" svg:y="1.396cm" svg:width="13.139cm" svg:height="5.446cm"/>
          <chart:axis chart:dimension="x" chart:name="primary-x" chart:style-name="ch4">
            <chart:title svg:x="7.476cm" svg:y="8.024cm" chart:style-name="ch5">
              <text:p>Evaluaciones</text:p>
            </chart:title>
          </chart:axis>
          <chart:axis chart:dimension="y" chart:name="primary-y" chart:style-name="ch4">
            <chart:title svg:x="0.451cm" svg:y="5.542cm" chart:style-name="ch6">
              <text:p>Temperatura</text:p>
            </chart:title>
            <chart:grid chart:style-name="ch7" chart:class="major"/>
          </chart:axis>
          <chart:series chart:style-name="ch8" chart:values-cell-range-address="Hoja1.B2:Hoja1.B143" chart:label-cell-address="Hoja1.B1:Hoja1.B1" chart:class="chart:line"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Hoja1.B2:Hoja1.B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75">
                <text:p>46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84.6">
                <text:p>433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12.8">
                <text:p>404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44.5">
                <text:p>3764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65.8">
                <text:p>3506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663.8">
                <text:p>3266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26.4">
                <text:p>3042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42.2">
                <text:p>2834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00.7">
                <text:p>2640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92.3">
                <text:p>2459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07.7">
                <text:p>2290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38.5">
                <text:p>213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76.8">
                <text:p>1987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15.3">
                <text:p>1851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47">
                <text:p>17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65.6">
                <text:p>1606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65.1">
                <text:p>1496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85.1">
                <text:p>1298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95.6">
                <text:p>1209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5.3">
                <text:p>10495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6.33">
                <text:p>9776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06.65">
                <text:p>9106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82.84">
                <text:p>848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01.77">
                <text:p>790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0.5">
                <text:p>736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6.3">
                <text:p>6856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86.65">
                <text:p>6386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9.16">
                <text:p>5949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41.64">
                <text:p>5541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2.04">
                <text:p>5162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8.44">
                <text:p>4808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79.06">
                <text:p>4479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2.25">
                <text:p>417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6.45">
                <text:p>3886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20.23">
                <text:p>362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72.24">
                <text:p>337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1.24">
                <text:p>3141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26.07">
                <text:p>292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5.63">
                <text:p>2725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8.93">
                <text:p>2538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5.01">
                <text:p>2365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3.01">
                <text:p>2203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2.1">
                <text:p>2052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1.53">
                <text:p>1911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0.59">
                <text:p>17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8.62">
                <text:p>1658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5.01">
                <text:p>1545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9.17">
                <text:p>1439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0.59">
                <text:p>1340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8.76">
                <text:p>1248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3.22">
                <text:p>116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3.54">
                <text:p>1083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9.32">
                <text:p>1009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0.178">
                <text:p>940.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5.776">
                <text:p>875.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5.785">
                <text:p>815.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9.904">
                <text:p>759.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7.851">
                <text:p>707.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9.363">
                <text:p>659.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4.196">
                <text:p>614.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2.124">
                <text:p>572.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.933">
                <text:p>532.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.428">
                <text:p>496.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.422">
                <text:p>462.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.746">
                <text:p>430.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1.24">
                <text:p>401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.755">
                <text:p>373.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8.153">
                <text:p>348.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4.305">
                <text:p>324.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.09">
                <text:p>302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.397">
                <text:p>281.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.121">
                <text:p>262.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.166">
                <text:p>244.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.44">
                <text:p>227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.861">
                <text:p>211.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348">
                <text:p>197.3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.83">
                <text:p>183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.237">
                <text:p>171.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.508">
                <text:p>159.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.581">
                <text:p>148.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.404">
                <text:p>138.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8.923">
                <text:p>128.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.092">
                <text:p>120.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65">
                <text:p>111.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.203">
                <text:p>104.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0648">
                <text:p>97.0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4158">
                <text:p>90.4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.2223">
                <text:p>84.2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4531">
                <text:p>78.4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0791">
                <text:p>73.0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0732">
                <text:p>68.0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4101">
                <text:p>63.4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0666">
                <text:p>59.0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0205">
                <text:p>55.0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516">
                <text:p>51.2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7409">
                <text:p>47.7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.4706">
                <text:p>44.4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244">
                <text:p>41.4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5868">
                <text:p>38.58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9436">
                <text:p>35.9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4815">
                <text:p>33.4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188">
                <text:p>31.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0516">
                <text:p>29.05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0616">
                <text:p>27.0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2079">
                <text:p>25.2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811">
                <text:p>23.4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727">
                <text:p>21.8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3744">
                <text:p>20.3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9787">
                <text:p>18.97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787">
                <text:p>17.6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4677">
                <text:p>16.4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2889">
                <text:p>14.2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101">
                <text:p>13.3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984">
                <text:p>12.3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491">
                <text:p>11.5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758">
                <text:p>10.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021">
                <text:p>10.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3461">
                <text:p>9.33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9519">
                <text:p>8.695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9956">
                <text:p>8.09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54474">
                <text:p>7.54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02793">
                <text:p>7.027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4652">
                <text:p>6.54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9808">
                <text:p>6.09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68036">
                <text:p>5.68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9126">
                <text:p>5.29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2881">
                <text:p>4.92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9118">
                <text:p>4.59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7669">
                <text:p>4.27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8373">
                <text:p>3.98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1085">
                <text:p>3.71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5665">
                <text:p>3.45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1987">
                <text:p>3.21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9931">
                <text:p>2.99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9386">
                <text:p>2.793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248">
                <text:p>2.60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2421">
                <text:p>2.42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5815">
                <text:p>2.25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1.865cm" svg:y="0.316cm" chart:style-name="ch2">
          <text:p>Evolución de la temperatura - SOM-b_13 - escala logarítmica</text:p>
        </chart:title>
        <chart:plot-area chart:style-name="ch3" table:cell-range-address="Hoja1.B1:Hoja1.B143" chart:data-source-has-labels="row" svg:x="1.331cm" svg:y="1.275cm" svg:width="14.363cm" svg:height="6.569cm">
          <chartooo:coordinate-region svg:x="2.693cm" svg:y="1.396cm" svg:width="13.001cm" svg:height="5.446cm"/>
          <chart:axis chart:dimension="x" chart:name="primary-x" chart:style-name="ch4">
            <chart:title svg:x="7.476cm" svg:y="8.024cm" chart:style-name="ch5">
              <text:p>Evaluaciones</text:p>
            </chart:title>
          </chart:axis>
          <chart:axis chart:dimension="y" chart:name="primary-y" chart:style-name="ch6">
            <chart:title svg:x="0.451cm" svg:y="5.542cm" chart:style-name="ch7">
              <text:p>Temperatura</text:p>
            </chart:title>
            <chart:grid chart:style-name="ch8" chart:class="major"/>
          </chart:axis>
          <chart:series chart:style-name="ch9" chart:values-cell-range-address="Hoja1.B2:Hoja1.B143" chart:label-cell-address="Hoja1.B1:Hoja1.B1" chart:class="chart:line">
            <chart:data-point chart:repeated="1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Hoja1.B2:Hoja1.B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75">
                <text:p>46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84.6">
                <text:p>433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12.8">
                <text:p>404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44.5">
                <text:p>3764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65.8">
                <text:p>3506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663.8">
                <text:p>3266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26.4">
                <text:p>3042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42.2">
                <text:p>2834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00.7">
                <text:p>2640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92.3">
                <text:p>2459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07.7">
                <text:p>2290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38.5">
                <text:p>213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76.8">
                <text:p>1987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15.3">
                <text:p>1851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47">
                <text:p>17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65.6">
                <text:p>1606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65.1">
                <text:p>1496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85.1">
                <text:p>1298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95.6">
                <text:p>1209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5.3">
                <text:p>10495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6.33">
                <text:p>9776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06.65">
                <text:p>9106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82.84">
                <text:p>848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01.77">
                <text:p>790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0.5">
                <text:p>736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6.3">
                <text:p>6856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86.65">
                <text:p>6386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9.16">
                <text:p>5949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41.64">
                <text:p>5541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2.04">
                <text:p>5162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8.44">
                <text:p>4808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79.06">
                <text:p>4479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2.25">
                <text:p>417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6.45">
                <text:p>3886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20.23">
                <text:p>362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72.24">
                <text:p>337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1.24">
                <text:p>3141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26.07">
                <text:p>292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5.63">
                <text:p>2725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8.93">
                <text:p>2538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5.01">
                <text:p>2365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3.01">
                <text:p>2203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2.1">
                <text:p>2052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1.53">
                <text:p>1911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0.59">
                <text:p>17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8.62">
                <text:p>1658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5.01">
                <text:p>1545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9.17">
                <text:p>1439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0.59">
                <text:p>1340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8.76">
                <text:p>1248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3.22">
                <text:p>116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3.54">
                <text:p>1083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9.32">
                <text:p>1009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0.178">
                <text:p>940.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5.776">
                <text:p>875.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5.785">
                <text:p>815.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9.904">
                <text:p>759.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7.851">
                <text:p>707.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9.363">
                <text:p>659.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4.196">
                <text:p>614.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2.124">
                <text:p>572.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.933">
                <text:p>532.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.428">
                <text:p>496.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.422">
                <text:p>462.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.746">
                <text:p>430.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1.24">
                <text:p>401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.755">
                <text:p>373.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8.153">
                <text:p>348.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4.305">
                <text:p>324.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.09">
                <text:p>302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.397">
                <text:p>281.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.121">
                <text:p>262.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.166">
                <text:p>244.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.44">
                <text:p>227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.861">
                <text:p>211.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348">
                <text:p>197.3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.83">
                <text:p>183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.237">
                <text:p>171.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.508">
                <text:p>159.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.581">
                <text:p>148.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.404">
                <text:p>138.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8.923">
                <text:p>128.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.092">
                <text:p>120.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65">
                <text:p>111.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.203">
                <text:p>104.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0648">
                <text:p>97.0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4158">
                <text:p>90.4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.2223">
                <text:p>84.2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4531">
                <text:p>78.4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0791">
                <text:p>73.0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0732">
                <text:p>68.0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4101">
                <text:p>63.4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0666">
                <text:p>59.0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0205">
                <text:p>55.0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516">
                <text:p>51.2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7409">
                <text:p>47.7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.4706">
                <text:p>44.4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244">
                <text:p>41.4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5868">
                <text:p>38.58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9436">
                <text:p>35.9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4815">
                <text:p>33.4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188">
                <text:p>31.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0516">
                <text:p>29.05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0616">
                <text:p>27.0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2079">
                <text:p>25.2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811">
                <text:p>23.4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727">
                <text:p>21.8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3744">
                <text:p>20.3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9787">
                <text:p>18.97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787">
                <text:p>17.6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4677">
                <text:p>16.4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2889">
                <text:p>14.2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101">
                <text:p>13.3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984">
                <text:p>12.3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491">
                <text:p>11.5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758">
                <text:p>10.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021">
                <text:p>10.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3461">
                <text:p>9.33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9519">
                <text:p>8.695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9956">
                <text:p>8.09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54474">
                <text:p>7.54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02793">
                <text:p>7.027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4652">
                <text:p>6.54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9808">
                <text:p>6.09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68036">
                <text:p>5.68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9126">
                <text:p>5.29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2881">
                <text:p>4.92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9118">
                <text:p>4.59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7669">
                <text:p>4.27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8373">
                <text:p>3.98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1085">
                <text:p>3.71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5665">
                <text:p>3.45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1987">
                <text:p>3.21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9931">
                <text:p>2.99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9386">
                <text:p>2.793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248">
                <text:p>2.60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2421">
                <text:p>2.42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5815">
                <text:p>2.25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